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629cm" fo:min-width="25.189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9.134cm" fo:min-width="25.189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">
        <draw:custom-shape draw:name="TextShape 1" draw:style-name="gr1" draw:text-style-name="P1" draw:layer="layout" svg:width="25.188cm" svg:height="2.628cm" svg:x="1.39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5.188cm" svg:height="9.133cm" svg:x="1.398cm" svg:y="3.6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3cm" svg:height="10.476cm" svg:x="1.483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0000" draw:end-color="#2a6099" draw:start-intensity="100%" draw:end-intensity="100%" draw:angle="300" draw:border="0%"/>
    <draw:gradient draw:name="msFillGradient_20_1" draw:display-name="msFillGradient 1" draw:style="linear" draw:start-color="#2a6099" draw:end-color="#81d41a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cm" svg:height="2.628cm" svg:x="1.398cm" svg:y="0.628cm" presentation:class="title" presentation:placeholder="true">
        <draw:text-box/>
      </draw:frame>
      <draw:frame presentation:style-name="Default-outline1" draw:layer="backgroundobjects" svg:width="25.19cm" svg:height="9.133cm" svg:x="1.398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1cm" svg:height="1.085cm" svg:x="9.572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5T18:25:21</meta:creation-date>
    <meta:initial-creator>Tamás Zolnai</meta:initial-creator>
    <dc:language>en-US</dc:language>
    <dc:creator>Tamás Zolnai</dc:creator>
    <dc:date>2019-09-05T19:14:20.860627179</dc:date>
    <meta:editing-cycles>4</meta:editing-cycles>
    <meta:editing-duration>PT5M17S</meta:editing-duration>
    <meta:generator>LibreOfficeDev/6.4.0.0.alpha0$Linux_X86_64 LibreOffice_project/2dabeb86ad62a62df5db56fcda6c70a1eb56dcc5</meta:generator>
    <meta:document-statistic meta:object-count="25"/>
  </office:meta>
</office:document-meta>
</file>